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17.246cm" fo:min-width="25.187cm" fo:padding-top="0.02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13.109cm" fo:min-width="16.294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5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.599cm" fo:margin-right="0cm" fo:margin-top="0cm" fo:margin-bottom="0cm" fo:line-height="98%" fo:text-align="start" fo:text-indent="-0.573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style:paragraph-properties fo:margin-left="0cm" fo:margin-right="0cm" fo:margin-top="0cm" fo:margin-bottom="0cm" fo:line-height="93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margin-left="0cm" fo:margin-right="0cm" fo:margin-top="0cm" fo:margin-bottom="0cm" fo:line-height="93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solid" style:text-underline-width="auto" style:text-underline-color="font-color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none" fo:font-weight="bold" style:font-name-asian="Georgia1" style:font-size-asian="24pt" style:font-style-asian="normal" style:font-weight-asian="bold" style:font-name-complex="Georgia1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none" fo:font-weight="normal" style:font-name-asian="Georgia1" style:font-size-asian="24pt" style:font-style-asian="normal" style:font-weight-asian="normal" style:font-name-complex="Georgia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6" draw:layer="layout" svg:width="25.186cm" svg:height="18.758cm" svg:x="1.216cm" svg:y="0.54cm">
          <text:p text:style-name="P4"><text:span text:style-name="T2">Capital Letter</text:span></text:p>
          <text:p text:style-name="P5"><text:span text:style-name="T3"/></text:p>
          <text:p text:style-name="P5"><text:span text:style-name="T4">1. At the beginning of a sentence: Human beings are best creature.</text:span></text:p>
          <text:p text:style-name="P5"><text:span text:style-name="T4"/></text:p>
          <text:p text:style-name="P5"><text:span text:style-name="T4">2. The names of days, months and public holidays. The names of seasons do not usually begin with capital letters.</text:span></text:p>
          <text:p text:style-name="P5"><text:span text:style-name="T4"/></text:p>
          <text:p text:style-name="P5"><text:span text:style-name="T4">Sunday; Monday; Friday</text:span></text:p>
          <text:p text:style-name="P5"><text:span text:style-name="T4">January; March, August</text:span></text:p>
          <text:p text:style-name="P5"><text:span text:style-name="T4">Christmas; Easter;</text:span></text:p>
          <text:p text:style-name="P5"><text:span text:style-name="T4">summer; autumn; winter; spring</text:span></text:p>
          <text:p text:style-name="P5"><text:span text:style-name="T4"/></text:p>
          <text:p text:style-name="P5"><text:span text:style-name="T4">3. Designation or Tile</text:span></text:p>
          <text:p text:style-name="P5"><text:span text:style-name="T4">Mr Smith; Dr James; the Chairman; the Managing Director</text:span></text:p>
          <text:p text:style-name="P5"><text:span text:style-name="T4">Professor White, Army Officer, Manage, Justice Peter, Doctor John</text:span></text:p>
          <text:p text:style-name="P5"><text:span text:style-name="T4"/></text:p>
          <text:p text:style-name="P5"><text:span text:style-name="T4">Uncle Peter</text:span></text:p>
          <text:p text:style-name="P5"><text:span text:style-name="T4">My uncle Peter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9" draw:layer="layout" svg:width="25.186cm" svg:height="18.758cm" svg:x="1.216cm" svg:y="0.54cm">
          <text:p text:style-name="P5"><text:span text:style-name="T5">Family Name:</text:span><text:span text:style-name="T6"> Aunt Betty, Father James, Uncle White</text:span></text:p>
          <text:p text:style-name="P5"><text:span text:style-name="T6"/></text:p>
          <text:p text:style-name="P5"><text:span text:style-name="T5">Book Name: </text:span><text:span text:style-name="T6">Hamlet, Macbeth</text:span></text:p>
          <text:p text:style-name="P5"><text:span text:style-name="T6"/></text:p>
          <text:p text:style-name="P5"><text:span text:style-name="T5">Institution Name:</text:span><text:span text:style-name="T6"> Dhaka College, Oxford University</text:span></text:p>
          <text:p text:style-name="P5"><text:span text:style-name="T6"/></text:p>
          <text:p text:style-name="P5"><text:span text:style-name="T5">With some expressions of time:</text:span><text:span text:style-name="T6"> Modern Age, First World War, Easter Sunday</text:span></text:p>
          <text:p text:style-name="P5"><text:span text:style-name="T6"/></text:p>
          <text:p text:style-name="P5"><text:span text:style-name="T6">Nouns and adjectives referring to nationalities and regions, languages, religions and ethnic groups</text:span></text:p>
          <text:p text:style-name="P5"><text:span text:style-name="T6"/></text:p>
          <text:p text:style-name="P5"><text:span text:style-name="T6">He is French.</text:span></text:p>
          <text:p text:style-name="P5"><text:span text:style-name="T6">She is Spanish.</text:span></text:p>
          <text:p text:style-name="P5"><text:span text:style-name="T6">He is a Sikh.</text:span></text:p>
          <text:p text:style-name="P5"><text:span text:style-name="T6">Chinese history</text:span></text:p>
          <text:p text:style-name="P5"><text:span text:style-name="T6"/></text:p>
          <text:p text:style-name="P5"><text:span text:style-name="T6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10" draw:layer="layout" svg:width="25.186cm" svg:height="18.758cm" svg:x="1.216cm" svg:y="0.54cm">
          <text:p text:style-name="P5"><text:span text:style-name="T6">Capitalize ‘I’</text:span></text:p>
          <text:p text:style-name="P5"><text:span text:style-name="T6"/></text:p>
          <text:p text:style-name="P5"><text:span text:style-name="T6">Capitalize the names of countries. Examples: Japan, America, Russia</text:span></text:p>
          <text:p text:style-name="P5"><text:span text:style-name="T6"/></text:p>
          <text:p text:style-name="P5"><text:span text:style-name="T6">Capitalize national nouns and adjectives. Examples: Chinese, Russian, French, British</text:span></text:p>
          <text:p text:style-name="P5"><text:span text:style-name="T6"/></text:p>
          <text:p text:style-name="P5"><text:span text:style-name="T6"/></text:p>
          <text:p text:style-name="P5"><text:span text:style-name="T6">Do not capitalize common nouns. Examples: boy, tree, flower, butterfly</text:span></text:p>
          <text:p text:style-name="P5"><text:span text:style-name="T6"/></text:p>
          <text:p text:style-name="P5"><text:span text:style-name="T6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6" draw:layer="layout" svg:width="25.186cm" svg:height="18.758cm" svg:x="1.216cm" svg:y="0.54cm">
          <text:p text:style-name="P4"><text:span text:style-name="T2">Finite and Non-Finite Verb</text:span></text:p>
          <text:p text:style-name="P5"><text:span text:style-name="T3"/></text:p>
          <text:p text:style-name="P5"><text:span text:style-name="T4">Finite and Non-finite verb</text:span></text:p>
          <text:p text:style-name="P5"><text:span text:style-name="T4"/></text:p>
          <text:p text:style-name="P5"><text:span text:style-name="T4">Walking along the road, I went to market.</text:span></text:p>
          <text:p text:style-name="P5"><text:span text:style-name="T4"/></text:p>
          <text:p text:style-name="P5"><text:span text:style-name="T4">Verb after subject</text:span></text:p>
          <text:p text:style-name="P5"><text:span text:style-name="T4"/></text:p>
          <text:p text:style-name="P5"><text:span text:style-name="T4">Having done, </text:span></text:p>
          <text:p text:style-name="P5"><text:span text:style-name="T4"/></text:p>
          <text:p text:style-name="P5"><text:span text:style-name="T4">Child snake, can not bite.</text:span></text:p>
          <text:p text:style-name="P5"><text:span text:style-name="T4"/></text:p>
          <text:p text:style-name="P5"><text:span text:style-name="T4"/></text:p>
          <text:p text:style-name="P5"><text:span text:style-name="T4">Relevant to subject</text:span></text:p>
          <text:p text:style-name="P5"><text:span text:style-name="T4">Change according to Tense</text:span></text:p>
          <text:p text:style-name="P5"><text:span text:style-name="T4">Must have a subject</text:span></text:p>
          <text:p text:style-name="P5"><text:span text:style-name="T4"/></text:p>
          <text:p text:style-name="P5"><text:span text:style-name="T4">I want to be a cricketer.</text:span></text:p>
          <text:p text:style-name="P5"><text:span text:style-name="T4">To maintain a balanced diet is important for health.</text:span></text:p>
          <text:p text:style-name="P5"><text:span text:style-name="T4">His purpose is to be famous.</text:span></text:p>
          <text:p text:style-name="P5"><text:span text:style-name="T4">We eat to live.</text:span></text:p>
          <text:p text:style-name="P5"><text:span text:style-name="T4">I found my daughter playing.</text:span></text:p>
          <text:p text:style-name="P5"><text:span text:style-name="T4">The company sent me a sample to use and review.</text:span></text:p>
          <text:p text:style-name="P5"><text:span text:style-name="T4">Smoking is bad for health.</text:span></text:p>
          <text:p text:style-name="P5"><text:span text:style-name="T4">He stopped playing football.</text:span></text:p>
          <text:p text:style-name="P5"><text:span text:style-name="T4">Receiving gifts makes me happy.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>I saw a flying bird.</text:span></text:p>
          <text:p text:style-name="P5"><text:span text:style-name="T4">The smiling baby is coming to me.</text:span></text:p>
          <text:p text:style-name="P5"><text:span text:style-name="T4">Flying is the nature of bird.</text:span></text:p>
          <text:p text:style-name="P5"><text:span text:style-name="T4">The book written by Nazrul is excellent.</text:span></text:p>
          <text:p text:style-name="P5"><text:span text:style-name="T4">If any information required,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4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6" draw:layer="layout" svg:width="25.186cm" svg:height="18.758cm" svg:x="1.216cm" svg:y="0.54cm">
          <text:p text:style-name="P5"><text:span text:style-name="T4">I want to be a cricketer.</text:span></text:p>
          <text:p text:style-name="P5"><text:span text:style-name="T4">To maintain a balanced diet is important for health.</text:span></text:p>
          <text:p text:style-name="P5"><text:span text:style-name="T4">His purpose is to be famous.</text:span></text:p>
          <text:p text:style-name="P5"><text:span text:style-name="T4">We eat to live.</text:span></text:p>
          <text:p text:style-name="P5"><text:span text:style-name="T4">I found my daughter playing.</text:span></text:p>
          <text:p text:style-name="P5"><text:span text:style-name="T4">The company sent me a sample to use and review.</text:span></text:p>
          <text:p text:style-name="P5"><text:span text:style-name="T4">Smoking is bad for health.</text:span></text:p>
          <text:p text:style-name="P5"><text:span text:style-name="T4">He stopped playing football.</text:span></text:p>
          <text:p text:style-name="P5"><text:span text:style-name="T4">Receiving gifts makes me happy.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>I saw a flying bird.</text:span></text:p>
          <text:p text:style-name="P5"><text:span text:style-name="T4">The smiling baby is coming to me.</text:span></text:p>
          <text:p text:style-name="P5"><text:span text:style-name="T4">Flying is the nature of bird.</text:span></text:p>
          <text:p text:style-name="P5"><text:span text:style-name="T4">The book written by Nazrul is excellent.</text:span></text:p>
          <text:p text:style-name="P5"><text:span text:style-name="T4">If any information required,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5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3-10T20:30:43.694052371</dc:date>
    <meta:editing-duration>P1DT10H50M35S</meta:editing-duration>
    <meta:editing-cycles>1070</meta:editing-cycles>
    <meta:document-statistic meta:object-count="43"/>
  </office:meta>
</office:document-meta>
</file>